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66" draw:textarea-horizontal-align="justify" draw:textarea-vertical-align="top" draw:auto-grow-height="fals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ffb515" draw:textarea-horizontal-align="justify" draw:textarea-vertical-align="top" draw:auto-grow-height="false"/>
    </style:style>
    <style:style style:name="gr8" style:family="graphic" style:parent-style-name="standard">
      <style:graphic-properties draw:stroke="none" svg:stroke-color="#ffd320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cc99" draw:textarea-horizontal-align="justify" draw:textarea-vertical-align="top" draw:auto-grow-height="false"/>
    </style:style>
    <style:style style:name="gr10" style:family="graphic" style:parent-style-name="standard">
      <style:graphic-properties draw:stroke="none" draw:fill="solid" draw:fill-color="#729fcf" draw:textarea-horizontal-align="justify" draw:textarea-vertical-align="top" draw:auto-grow-height="false"/>
    </style:style>
    <style:style style:name="gr11" style:family="graphic" style:parent-style-name="standard">
      <style:graphic-properties draw:stroke="none" draw:fill="solid" draw:fill-color="#579d1c" draw:textarea-horizontal-align="justify" draw:textarea-vertical-align="top" draw:auto-grow-height="false"/>
    </style:style>
    <style:style style:name="gr12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solid" draw:fill-color="#aecf00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aecf00" draw:textarea-horizontal-align="justify" draw:textarea-vertical-align="top" draw:auto-grow-height="false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729fc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solid" draw:fill-color="#579d1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objectwithoutfill">
      <style:graphic-properties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1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1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002cm" svg:height="18.034cm" svg:x="5.28cm" svg:y="1.478cm">
          <text:p text:style-name="P1"/>
          <text:p text:style-name="P1"><text:span text:style-name="T1">ROBOT CAMINAD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7cm" svg:height="3.302cm" svg:x="7.058cm" svg:y="7.628cm">
          <text:p text:style-name="P1">Algoritmos de contro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7cm" svg:height="3.302cm" svg:x="7.058cm" svg:y="11.438cm">
          <text:p text:style-name="P1">Red de control: </text:p>
          <text:p text:style-name="P1">Sistema manejado por </text:p>
          <text:p text:style-name="P1">eventos y/o tiempo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7cm" svg:height="3.302cm" svg:x="7.058cm" svg:y="15.248cm">
          <text:p text:style-name="P1">Capa fisica</text:p>
          <text:p text:style-name="P1">Estructura mecanica,</text:p>
          <text:p text:style-name="P1">sensores y actuador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7cm" svg:height="3.302cm" svg:x="7.058cm" svg:y="3.818cm">
          <text:p text:style-name="P1">Agente Inteligente:</text:p>
          <text:p text:style-name="P1">Capa cognitiva superi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7" draw:text-style-name="P1" draw:layer="layout" svg:width="18.034cm" svg:height="8.128cm" svg:x="5.842cm" svg:y="4.994cm">
          <text:p text:style-name="P1">Capa fisica</text:p>
          <text:p text:style-name="P1">Estructura mecanica,</text:p>
          <text:p text:style-name="P1">sensores y actuador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Articulaciones modular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Prototipado rapid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Diseno de electronic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1.658cm">
          <text:p text:style-name="P1">Optimizacion topologic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9" draw:text-style-name="P1" draw:layer="layout" svg:width="18.034cm" svg:height="8.128cm" svg:x="5.842cm" svg:y="4.994cm">
          <text:p text:style-name="P1">Red de control</text:p>
          <text:p text:style-name="P1">Estructura mecanica,</text:p>
          <text:p text:style-name="P1">sensores y actuadore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Sistema distribuid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Manejo por eventos y tiempo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Tiempo Rea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1.658cm">
          <text:p text:style-name="P1">Linux en caj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0" draw:text-style-name="P1" draw:layer="layout" svg:width="18.034cm" svg:height="8.128cm" svg:x="5.842cm" svg:y="4.994cm">
          <text:p text:style-name="P1">Algoritmos de control</text:p>
          <text:p text:style-name="P1">Y Generacion de trayectoria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Optimizac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Redes neuronales logica difusa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256cm" svg:height="1.016cm" svg:x="6.858cm" svg:y="11.658cm">
          <text:p text:style-name="P1"><text:span text:style-name="T2">Direccion, Velocidad,Balance, Correr, Salt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1" draw:text-style-name="P1" draw:layer="layout" svg:width="18.034cm" svg:height="8.128cm" svg:x="5.842cm" svg:y="4.994cm">
          <text:p text:style-name="P1">Agente inteligente:</text:p>
          <text:p text:style-name="P1">Capa cognitiv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7.788cm">
          <text:p text:style-name="P1">Estrategi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9.058cm">
          <text:p text:style-name="P1">Colaborac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6.256cm" svg:height="1.016cm" svg:x="6.858cm" svg:y="10.358cm">
          <text:p text:style-name="P1">Inteligencia artificial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6.256cm" svg:height="1.016cm" svg:x="6.858cm" svg:y="11.658cm">
          <text:p text:style-name="P1"><text:span text:style-name="T2">Futbol de robo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12" draw:text-style-name="P3" draw:layer="layout" svg:width="3.048cm" svg:height="1.27cm" svg:x="11.662cm" svg:y="0.216cm">
            <text:p text:style-name="P1"><text:span text:style-name="T3">Revision </text:span></text:p>
            <text:p text:style-name="P1"><text:span text:style-name="T3">bibliograf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1.016cm" svg:height="1.016cm" svg:x="10.646cm" svg:y="0.216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4" draw:text-style-name="P3" draw:layer="layout" svg:width="5.08cm" svg:height="4.218cm" svg:x="10.392cm" svg:y="2.248cm">
              <text:p text:style-name="P1"><text:span text:style-name="T3">Implementacion </text:span></text:p>
              <text:p text:style-name="P1"><text:span text:style-name="T3">de algoritmos en </text:span></text:p>
              <text:p text:style-name="P1"><text:span text:style-name="T3">Computad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2.15cm" svg:height="0.537cm" svg:x="11.824cm" svg:y="4.861cm">
              <text:p text:style-name="P1"><text:span text:style-name="T3">Contro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" draw:layer="layout" svg:width="2.736cm" svg:height="0.717cm" svg:x="11.487cm" svg:y="5.609cm">
              <text:p text:style-name="P1"><text:span text:style-name="T3">Trayectori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708cm" svg:height="0.716cm" svg:x="10.926cm" svg:y="3.982cm">
              <text:p text:style-name="P1"><text:span text:style-name="T3">Matla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707cm" svg:height="0.716cm" svg:x="13.234cm" svg:y="3.982cm">
              <text:p text:style-name="P1"><text:span text:style-name="T3">C/C+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3" draw:text-style-name="P1" draw:layer="layout" svg:width="1.016cm" svg:height="1.016cm" svg:x="9.392cm" svg:y="2.316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3" draw:layer="layout" svg:width="5.072cm" svg:height="3.464cm" svg:x="3.126cm" svg:y="2.448cm">
            <text:p text:style-name="P1"><text:span text:style-name="T3">Simulacion y </text:span></text:p>
            <text:p text:style-name="P1"><text:span text:style-name="T3">Analisis Dinamica </text:span></text:p>
            <text:p text:style-name="P1"><text:span text:style-name="T3">Multicuerpo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27cm" svg:height="0.728cm" svg:x="3.926cm" svg:y="4.194cm">
            <text:p text:style-name="P1"><text:span text:style-name="T3">Motor Fisic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" draw:layer="layout" svg:width="3.27cm" svg:height="0.73cm" svg:x="3.926cm" svg:y="5.055cm">
            <text:p text:style-name="P1"><text:span text:style-name="T3">Colisio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" draw:layer="layout" svg:width="1.016cm" svg:height="1.016cm" svg:x="2.176cm" svg:y="2.524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4.064cm" svg:height="1.764cm" svg:x="4.55cm" svg:y="6.726cm">
              <text:p text:style-name="P1"><text:span text:style-name="T3">Sintesis de </text:span></text:p>
              <text:p text:style-name="P1"><text:span text:style-name="T3">mecanism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3.422cm" svg:height="0.588cm" svg:x="4.764cm" svg:y="7.747cm">
              <text:p text:style-name="P1"><text:span text:style-name="T3">Optimizac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3.634cm" svg:y="6.73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3.556cm" svg:height="2.032cm" svg:x="6.262cm" svg:y="11.084cm">
              <text:p text:style-name="P1"><text:span text:style-name="T3">Diseno </text:span></text:p>
              <text:p text:style-name="P1"><text:span text:style-name="T3">Mecan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1cm" svg:height="0.677cm" svg:x="6.597cm" svg:y="12.284cm">
              <text:p text:style-name="P1"><text:span text:style-name="T3">CA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1cm" svg:height="0.677cm" svg:x="8.218cm" svg:y="12.284cm">
              <text:p text:style-name="P1"><text:span text:style-name="T3">F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5.358cm" svg:y="11.102cm">
            <text:p text:style-name="P1">7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3.848cm" svg:height="1.27cm" svg:x="2.38cm" svg:y="9.32cm">
            <text:p text:style-name="P1"><text:span text:style-name="T3">Seleccion</text:span></text:p>
            <text:p text:style-name="P1"><text:span text:style-name="T3">De Actu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16cm" svg:height="1.016cm" svg:x="1.568cm" svg:y="9.298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3.302cm" svg:height="1.27cm" svg:x="18.034cm" svg:y="2.286cm">
            <text:p text:style-name="P1"><text:span text:style-name="T3">Seleccion</text:span></text:p>
            <text:p text:style-name="P1"><text:span text:style-name="T3">De Sens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1.016cm" svg:height="1.016cm" svg:x="17.018cm" svg:y="2.286cm">
            <text:p text:style-name="P1">6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3.81cm" svg:height="2.032cm" svg:x="17.78cm" svg:y="4.572cm">
              <text:p text:style-name="P1"><text:span text:style-name="T3">Diseno </text:span></text:p>
              <text:p text:style-name="P1"><text:span text:style-name="T3">Electronic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404cm" svg:height="0.626cm" svg:x="19.864cm" svg:y="5.699cm">
              <text:p text:style-name="P1"><text:span text:style-name="T3">Sc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404cm" svg:height="0.626cm" svg:x="18.138cm" svg:y="5.699cm">
              <text:p text:style-name="P1"><text:span text:style-name="T3">Pc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16.764cm" svg:y="4.572cm">
            <text:p text:style-name="P1">8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3" draw:layer="layout" svg:width="3.164cm" svg:height="2.348cm" svg:x="12.7cm" svg:y="8.574cm">
              <text:p text:style-name="P1"><text:span text:style-name="T3"><text:s/></text:span><text:span text:style-name="T3">Diseno API</text:span></text:p>
              <text:p text:style-name="P1"><text:span text:style-name="T3">Capa RAS</text:span></text:p>
              <text:p text:style-name="P1"><text:span text:style-name="T3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455cm" svg:height="0.722cm" svg:x="13.533cm" svg:y="9.839cm">
              <text:p text:style-name="P1"><text:span text:style-name="T3">C/C+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" draw:layer="layout" svg:width="1.016cm" svg:height="1.016cm" svg:x="11.684cm" svg:y="8.574cm">
            <text:p text:style-name="P1">11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9" draw:text-style-name="P3" draw:layer="layout" svg:width="4.318cm" svg:height="3.556cm" svg:x="17.272cm" svg:y="7.62cm">
              <text:p text:style-name="P1"><text:span text:style-name="T3">Implementacion</text:span></text:p>
              <text:p text:style-name="P1"><text:span text:style-name="T3">Sistema </text:span></text:p>
              <text:p text:style-name="P1"><text:span text:style-name="T3">Distribuid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73cm" svg:height="0.749cm" svg:x="17.784cm" svg:y="9.331cm">
              <text:p text:style-name="P1"><text:span text:style-name="T3">C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1.373cm" svg:height="0.749cm" svg:x="19.705cm" svg:y="9.331cm">
              <text:p text:style-name="P1"><text:span text:style-name="T3">WS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3.926cm" svg:height="0.748cm" svg:x="17.468cm" svg:y="10.241cm">
              <text:p text:style-name="P1"><text:span text:style-name="T3">Linux embedd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" draw:layer="layout" svg:width="1.016cm" svg:height="1.016cm" svg:x="16.256cm" svg:y="7.612cm">
            <text:p text:style-name="P1">10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3" draw:layer="layout" svg:width="6.212cm" svg:height="2.34cm" svg:x="11.514cm" svg:y="15.594cm">
            <text:p text:style-name="P1"><text:span text:style-name="T3">Implementacion de</text:span></text:p>
            <text:p text:style-name="P1"><text:span text:style-name="T3">Generacion de </text:span></text:p>
            <text:p text:style-name="P1"><text:span text:style-name="T3">Trayectorias Y control</text:span></text:p>
            <text:p text:style-name="P1"><text:span text:style-name="T3">En la plataforma robot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1.016cm" svg:height="1.016cm" svg:x="10.614cm" svg:y="15.594cm">
            <text:p text:style-name="P1">12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3" draw:layer="layout" svg:width="5.642cm" svg:height="1.27cm" svg:x="19.558cm" svg:y="18.38cm">
            <text:p text:style-name="P1"><text:span text:style-name="T3">Implementacion de</text:span></text:p>
            <text:p text:style-name="P1"><text:span text:style-name="T3">Estrategia y colaborac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1.016cm" svg:height="1.016cm" svg:x="18.542cm" svg:y="18.38cm">
            <text:p text:style-name="P1">14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4.073cm" svg:height="3.556cm" svg:x="6.065cm" svg:y="15.518cm">
              <text:p text:style-name="P1"><text:span text:style-name="T3">Fabricacion</text:span></text:p>
              <text:p text:style-name="P1"><text:span text:style-name="T3">Prototipado</text:span></text:p>
              <text:p text:style-name="P1"><text:span text:style-name="T3">Rapid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2.687cm" svg:height="0.75cm" svg:x="6.644cm" svg:y="17.257cm">
              <text:p text:style-name="P1"><text:span text:style-name="T3">Printer 3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3" draw:layer="layout" svg:width="2.687cm" svg:height="0.75cm" svg:x="6.644cm" svg:y="18.141cm">
              <text:p text:style-name="P1"><text:span text:style-name="T3">Las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" draw:layer="layout" svg:width="1.016cm" svg:height="1.016cm" svg:x="5.049cm" svg:y="15.518cm">
            <text:p text:style-name="P1">9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3" draw:layer="layout" svg:width="5.642cm" svg:height="1.27cm" svg:x="19.558cm" svg:y="16.448cm">
            <text:p text:style-name="P1"><text:span text:style-name="T3">Construccion de varios</text:span></text:p>
            <text:p text:style-name="P1"><text:span text:style-name="T3">caminador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1.016cm" svg:height="1.016cm" svg:x="18.542cm" svg:y="16.448cm">
            <text:p text:style-name="P1">13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0" draw:text-style-name="P1" draw:layer="layout" svg:x1="12.7cm" svg:y1="1.386cm" svg:x2="12.7cm" svg:y2="2.248cm">
          <text:p/>
        </draw:line>
        <draw:line draw:style-name="gr20" draw:text-style-name="P1" draw:layer="layout" svg:x1="10.392cm" svg:y1="3.81cm" svg:x2="8.128cm" svg:y2="3.81cm">
          <text:p/>
        </draw:line>
        <draw:line draw:style-name="gr20" draw:text-style-name="P1" draw:layer="layout" svg:x1="5.728cm" svg:y1="5.785cm" svg:x2="5.728cm" svg:y2="6.726cm">
          <text:p/>
        </draw:line>
        <draw:line draw:style-name="gr20" draw:text-style-name="P1" draw:layer="layout" svg:x1="6.228cm" svg:y1="9.96cm" svg:x2="7.198cm" svg:y2="9.96cm">
          <text:p/>
        </draw:line>
        <draw:line draw:style-name="gr20" draw:text-style-name="P1" draw:layer="layout" svg:x1="19.304cm" svg:y1="3.556cm" svg:x2="19.304cm" svg:y2="4.618cm">
          <text:p/>
        </draw:line>
        <draw:line draw:style-name="gr20" draw:text-style-name="P1" draw:layer="layout" svg:x1="7.598cm" svg:y1="8.49cm" svg:x2="7.598cm" svg:y2="9.56cm">
          <text:p/>
        </draw:line>
        <draw:custom-shape draw:style-name="gr21" draw:text-style-name="P1" draw:layer="layout" svg:width="1.084cm" svg:height="1.162cm" svg:x="7.036cm" svg:y="13.8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draw:layer="layout" svg:width="0.762cm" svg:height="0.762cm" svg:x="7.19cm" svg:y="9.5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7.598cm" svg:y1="10.322cm" svg:x2="7.598cm" svg:y2="11.084cm">
          <text:p/>
        </draw:line>
        <draw:line draw:style-name="gr20" draw:text-style-name="P1" draw:layer="layout" svg:x1="7.598cm" svg:y1="13.116cm" svg:x2="7.598cm" svg:y2="13.878cm">
          <text:p/>
        </draw:line>
        <draw:line draw:style-name="gr23" draw:text-style-name="P1" draw:layer="layout" svg:x1="2.676cm" svg:y1="14.394cm" svg:x2="1.34cm" svg:y2="14.394cm">
          <text:p/>
        </draw:line>
        <draw:line draw:style-name="gr23" draw:text-style-name="P1" draw:layer="layout" svg:x1="1.34cm" svg:y1="14.394cm" svg:x2="1.34cm" svg:y2="1.686cm">
          <text:p/>
        </draw:line>
        <draw:line draw:style-name="gr23" draw:text-style-name="P1" draw:layer="layout" svg:x1="1.34cm" svg:y1="1.686cm" svg:x2="8.914cm" svg:y2="1.686cm">
          <text:p/>
        </draw:line>
        <draw:line draw:style-name="gr20" draw:text-style-name="P1" draw:layer="layout" svg:x1="8.89cm" svg:y1="1.686cm" svg:x2="8.89cm" svg:y2="3.81cm">
          <text:p/>
        </draw:line>
        <draw:line draw:style-name="gr20" draw:text-style-name="P1" draw:layer="layout" svg:x1="10.262cm" svg:y1="9.968cm" svg:x2="7.952cm" svg:y2="9.968cm">
          <text:p/>
        </draw:line>
        <draw:line draw:style-name="gr20" draw:text-style-name="P1" draw:layer="layout" svg:x1="7.62cm" svg:y1="14.986cm" svg:x2="7.62cm" svg:y2="15.548cm">
          <text:p/>
        </draw:line>
        <draw:line draw:style-name="gr20" draw:text-style-name="P1" draw:layer="layout" svg:x1="19.558cm" svg:y1="6.604cm" svg:x2="19.558cm" svg:y2="7.62cm">
          <text:p/>
        </draw:line>
        <draw:line draw:style-name="gr20" draw:text-style-name="P1" draw:layer="layout" svg:x1="17.272cm" svg:y1="9.906cm" svg:x2="15.864cm" svg:y2="9.906cm">
          <text:p/>
        </draw:line>
        <draw:custom-shape draw:style-name="gr21" draw:text-style-name="P1" draw:layer="layout" svg:width="1.084cm" svg:height="1.162cm" svg:x="10.262cm" svg:y="9.39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" draw:layer="layout" svg:x1="12.7cm" svg:y1="10.006cm" svg:x2="11.346cm" svg:y2="10.006cm">
          <text:p/>
        </draw:line>
        <draw:line draw:style-name="gr23" draw:text-style-name="P1" draw:layer="layout" svg:x1="8.12cm" svg:y1="14.478cm" svg:x2="22.606cm" svg:y2="14.478cm">
          <text:p/>
        </draw:line>
        <draw:line draw:style-name="gr24" draw:text-style-name="P1" draw:layer="layout" svg:x1="22.66cm" svg:y1="11.342cm" svg:x2="22.66cm" svg:y2="4.064cm">
          <text:p/>
        </draw:line>
        <draw:line draw:style-name="gr20" draw:text-style-name="P1" draw:layer="layout" svg:x1="22.66cm" svg:y1="4.064cm" svg:x2="19.304cm" svg:y2="4.064cm">
          <text:p/>
        </draw:line>
        <draw:line draw:style-name="gr20" draw:text-style-name="P1" draw:layer="layout" svg:x1="11.254cm" svg:y1="7.112cm" svg:x2="19.558cm" svg:y2="7.112cm">
          <text:p/>
        </draw:line>
        <draw:line draw:style-name="gr20" draw:text-style-name="P1" draw:layer="layout" svg:x1="10.138cm" svg:y1="17.272cm" svg:x2="11.514cm" svg:y2="17.272cm">
          <text:p/>
        </draw:line>
        <draw:line draw:style-name="gr23" draw:text-style-name="P1" draw:layer="layout" svg:x1="21.026cm" svg:y1="15.748cm" svg:x2="22.098cm" svg:y2="15.748cm">
          <text:p/>
        </draw:line>
        <draw:line draw:style-name="gr20" draw:text-style-name="P1" draw:layer="layout" svg:x1="22.098cm" svg:y1="15.748cm" svg:x2="22.098cm" svg:y2="16.448cm">
          <text:p/>
        </draw:line>
        <draw:line draw:style-name="gr20" draw:text-style-name="P1" draw:layer="layout" svg:x1="22.098cm" svg:y1="17.748cm" svg:x2="22.098cm" svg:y2="18.448cm">
          <text:p/>
        </draw:line>
        <draw:custom-shape draw:style-name="gr21" draw:text-style-name="P1" draw:layer="layout" svg:width="1.084cm" svg:height="1.162cm" svg:x="21.536cm" svg:y="19.6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1" draw:layer="layout" svg:x1="0.562cm" svg:y1="20.166cm" svg:x2="0.562cm" svg:y2="0.762cm">
          <text:p/>
        </draw:line>
        <draw:line draw:style-name="gr20" draw:text-style-name="P1" draw:layer="layout" svg:x1="0.562cm" svg:y1="0.762cm" svg:x2="10.646cm" svg:y2="0.762cm">
          <text:p/>
        </draw:line>
        <draw:line draw:style-name="gr20" draw:text-style-name="P1" draw:layer="layout" svg:x1="22.62cm" svg:y1="20.22cm" svg:x2="25.476cm" svg:y2="20.22cm">
          <text:p/>
        </draw:line>
        <draw:custom-shape draw:style-name="gr22" draw:text-style-name="P1" draw:layer="layout" svg:width="4.318cm" svg:height="1.016cm" svg:x="16.51cm" svg:y="0.254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6.51cm" svg:y1="0.762cm" svg:x2="14.71cm" svg:y2="0.762cm">
          <text:p/>
        </draw:line>
        <draw:line draw:style-name="gr23" draw:text-style-name="P1" draw:layer="layout" svg:x1="11.176cm" svg:y1="20.166cm" svg:x2="0.562cm" svg:y2="20.166cm">
          <text:p/>
        </draw:line>
        <draw:line draw:style-name="gr20" draw:text-style-name="P1" draw:layer="layout" svg:x1="21.536cm" svg:y1="20.22cm" svg:x2="12.962cm" svg:y2="20.22cm">
          <text:p/>
        </draw:line>
        <draw:custom-shape draw:style-name="gr21" draw:text-style-name="P1" draw:layer="layout" svg:width="1.084cm" svg:height="1.162cm" svg:x="19.936cm" svg:y="15.1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1" draw:layer="layout" svg:x1="17.726cm" svg:y1="15.748cm" svg:x2="19.936cm" svg:y2="15.748cm">
          <text:p/>
        </draw:line>
        <draw:custom-shape draw:style-name="gr22" draw:text-style-name="P1" draw:layer="layout" svg:width="1.778cm" svg:height="2.032cm" svg:x="11.176cm" svg:y="18.5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1" draw:layer="layout" svg:width="1.778cm" svg:height="2.032cm" svg:x="25.476cm" svg:y="18.542cm">
          <text:p text:style-name="P1">ePhD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3" draw:text-style-name="P1" draw:layer="layout" svg:x1="20.474cm" svg:y1="14.224cm" svg:x2="20.474cm" svg:y2="12.192cm">
          <text:p/>
        </draw:line>
        <draw:line draw:style-name="gr20" draw:text-style-name="P1" draw:layer="layout" svg:x1="13.676cm" svg:y1="12.192cm" svg:x2="9.818cm" svg:y2="12.192cm">
          <text:p/>
        </draw:line>
        <draw:line draw:style-name="gr23" draw:text-style-name="P1" draw:layer="layout" svg:x1="20.474cm" svg:y1="15.124cm" svg:x2="20.474cm" svg:y2="14.732cm">
          <text:p/>
        </draw:line>
        <draw:custom-shape draw:style-name="gr22" draw:text-style-name="P1" draw:layer="layout" svg:width="1.778cm" svg:height="2.032cm" svg:x="13.676cm" svg:y="11.5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20.474cm" svg:y1="12.192cm" svg:x2="15.454cm" svg:y2="12.192cm">
          <text:p/>
        </draw:line>
        <draw:custom-shape draw:style-name="gr22" draw:text-style-name="P1" draw:layer="layout" svg:width="1.778cm" svg:height="2.032cm" svg:x="9.476cm" svg:y="6.7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10.822cm" svg:y1="9.398cm" svg:x2="10.822cm" svg:y2="8.774cm">
          <text:p/>
        </draw:line>
        <draw:custom-shape draw:style-name="gr22" draw:text-style-name="P1" draw:layer="layout" svg:width="1.778cm" svg:height="2.032cm" svg:x="2.676cm" svg:y="12.9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7.036cm" svg:y1="14.478cm" svg:x2="4.454cm" svg:y2="14.478cm">
          <text:p/>
        </draw:line>
        <draw:custom-shape draw:style-name="gr22" draw:text-style-name="P1" draw:layer="layout" svg:width="1.778cm" svg:height="2.032cm" svg:x="22.076cm" svg:y="11.342cm">
          <text:p text:style-name="P1">eTh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0" draw:text-style-name="P1" draw:layer="layout" svg:x1="22.606cm" svg:y1="14.478cm" svg:x2="22.606cm" svg:y2="13.374cm">
          <text:p/>
        </draw:lin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ime Andres</meta:initial-creator>
    <meta:creation-date>2014-04-28T19:59:47.051126919</meta:creation-date>
    <dc:date>2014-05-01T18:45:29.811532080</dc:date>
    <dc:creator>Jaime Andres</dc:creator>
    <meta:editing-duration>PT10H8M51S</meta:editing-duration>
    <meta:editing-cycles>14</meta:editing-cycles>
    <meta:generator>LibreOffice/4.1.3.2$Linux_X86_64 LibreOffice_project/410m0$Build-2</meta:generator>
    <meta:document-statistic meta:object-count="175"/>
  </office:meta>
</office:document-meta>
</file>